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 style:list-style-name="L2">
      <style:paragraph-properties fo:margin-top="0cm" fo:margin-bottom="0.499cm" style:contextual-spacing="false" fo:padding="0.049cm" fo:border="0.06pt solid #d9d9e3"/>
    </style:style>
    <style:style style:name="P2" style:family="paragraph" style:parent-style-name="Preformatted_20_Text" style:list-style-name="L2">
      <style:paragraph-properties fo:padding="0.049cm" fo:border="0.06pt solid #d9d9e3"/>
    </style:style>
    <style:style style:name="P3" style:family="paragraph" style:parent-style-name="Preformatted_20_Text" style:list-style-name="L2">
      <style:paragraph-properties fo:padding="0.049cm" fo:border="0.06pt solid #d9d9e3"/>
      <style:text-properties loext:padding="0.049cm" loext:border="0.06pt solid #d9d9e3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 style:list-style-name="L1">
      <style:paragraph-properties fo:padding="0.049cm" fo:border="0.06pt solid #d9d9e3"/>
    </style:style>
    <style:style style:name="P6" style:family="paragraph" style:parent-style-name="Text_20_body" style:list-style-name="L2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a levantar un servidor de Joomla utilizando Python 3, necesitarás utilizar un servidor web compatible con Python y PHP, ya que Joomla está basado en PHP. En este caso, utilizaremos el servidor web WSGI "Gunicorn" para ejecutar el código Python y un servidor web como "Apache" que sea compatible con PHP para ejecutar Joomla.</text:p>
      <text:p text:style-name="P4">Aquí tienes los pasos generales para levantar un servidor de Joomla con Python 3:</text:p>
      <text:list text:style-name="L2">
        <text:list-item>
          <text:p text:style-name="P6"><text:span text:style-name="Strong_20_Emphasis"><text:span text:style-name="T1">Instalar Gunicorn:</text:span></text:span> Gunicorn es un servidor web que ejecuta aplicaciones WSGI, incluidas aplicaciones escritas en Python. Puedes instalar Gunicorn usando pip en tu terminal o línea de comandos:</text:p>
          <text:p text:style-name="P3">Copy code</text:p>
          <text:p text:style-name="P1"><text:span text:style-name="Source_20_Text"><text:span text:style-name="T1">pip install gunicorn</text:span></text:span></text:p>
        </text:list-item>
        <text:list-item>
          <text:p text:style-name="P6"><text:span text:style-name="Strong_20_Emphasis"><text:span text:style-name="T1">Instalar Apache y PHP:</text:span></text:span> Asegúrate de tener instalado Apache y PHP en tu sistema. Dependiendo del sistema operativo que estés utilizando, la instalación puede variar. Por ejemplo, en Ubuntu, puedes instalar Apache y PHP usando el siguiente comando:</text:p>
          <text:p text:style-name="P3">vbnetCopy code</text:p>
          <text:p text:style-name="P1"><text:span text:style-name="Source_20_Text"><text:span text:style-name="T1">sudo apt-get install apache2 libapache2-mod-php</text:span></text:span></text:p>
        </text:list-item>
        <text:list-item>
          <text:p text:style-name="P6"><text:span text:style-name="Strong_20_Emphasis"><text:span text:style-name="T1">Configurar Apache:</text:span></text:span> Necesitarás configurar Apache para que pueda manejar las solicitudes de PHP. Puedes hacer esto editando el archivo de configuración de Apache, generalmente ubicado en <text:span text:style-name="Source_20_Text"><text:span text:style-name="T1">/etc/apache2/apache2.conf</text:span></text:span> o en <text:span text:style-name="Source_20_Text"><text:span text:style-name="T1">/etc/httpd/httpd.conf</text:span></text:span> dependiendo del sistema operativo.</text:p>
        </text:list-item>
        <text:list-item>
          <text:p text:style-name="P6"><text:span text:style-name="Strong_20_Emphasis"><text:span text:style-name="T1">Descargar Joomla:</text:span></text:span> Visita el sitio web oficial de Joomla en <text:a xlink:type="simple" xlink:href="https://www.joomla.org/" office:target-frame-name="_new" xlink:show="replace" text:style-name="Internet_20_link" text:visited-style-name="Visited_20_Internet_20_Link"><text:span text:style-name="T1">https://www.joomla.org</text:span></text:a> y descarga la última versión estable del CMS (Content Management System).</text:p>
        </text:list-item>
        <text:list-item>
          <text:p text:style-name="P6"><text:span text:style-name="Strong_20_Emphasis"><text:span text:style-name="T1">Descomprimir Joomla:</text:span></text:span> Descomprime los archivos de Joomla en un directorio dentro de tu servidor web.</text:p>
        </text:list-item>
        <text:list-item>
          <text:p text:style-name="P6"><text:span text:style-name="Strong_20_Emphasis"><text:span text:style-name="T1">Configurar Gunicorn:</text:span></text:span> Crea un archivo de configuración para Gunicorn. Por ejemplo, puedes crear un archivo llamado <text:span text:style-name="Source_20_Text"><text:span text:style-name="T1">joomla_app.py</text:span></text:span> con el siguiente contenido:</text:p>
          <text:p text:style-name="P3">pythonCopy code</text:p>
          <text:p text:style-name="P2"><text:span text:style-name="Source_20_Text"><text:span text:style-name="T1">from wsgiref.simple_server import make_server</text:span></text:span></text:p>
          <text:p text:style-name="P2"><text:span text:style-name="Source_20_Text"><text:span text:style-name="T1">from joomla.wsgi import application</text:span></text:span></text:p>
          <text:p text:style-name="P2"/>
          <text:p text:style-name="P2"><text:span text:style-name="Source_20_Text"><text:span text:style-name="T1">httpd = make_server('', 8000, application)</text:span></text:span></text:p>
          <text:p text:style-name="P2"><text:span text:style-name="Source_20_Text"><text:span text:style-name="T1">print("Serving on port 8000...")</text:span></text:span></text:p>
          <text:p text:style-name="P1"><text:span text:style-name="Source_20_Text"><text:span text:style-name="T1">httpd.serve_forever()</text:span></text:span></text:p>
          <text:p text:style-name="P6">Asegúrate de reemplazar <text:span text:style-name="Source_20_Text"><text:span text:style-name="T1">joomla.wsgi</text:span></text:span> con el nombre de tu módulo WSGI de Joomla si es diferente.</text:p>
        </text:list-item>
        <text:list-item>
          <text:p text:style-name="P6"><text:span text:style-name="Strong_20_Emphasis"><text:span text:style-name="T1">Ejecutar Gunicorn:</text:span></text:span> En la terminal, navega al directorio donde creaste el archivo <text:span text:style-name="Source_20_Text"><text:span text:style-name="T1">joomla_app.py</text:span></text:span> y ejecuta el siguiente comando para iniciar Gunicorn:</text:p>
          <text:p text:style-name="P3">Copy code</text:p>
          <text:p text:style-name="P1"><text:soft-page-break/><text:span text:style-name="Source_20_Text"><text:span text:style-name="T1">gunicorn joomla_app:application</text:span></text:span></text:p>
        </text:list-item>
        <text:list-item>
          <text:p text:style-name="P6"><text:span text:style-name="Strong_20_Emphasis"><text:span text:style-name="T1">Acceder a Joomla:</text:span></text:span> Con Gunicorn en funcionamiento, tu servidor de Joomla estará disponible en <text:span text:style-name="Source_20_Text"><text:span text:style-name="T1">http://localhost:8000</text:span></text:span> o en la dirección IP de tu servidor seguido del puerto 8000. Puedes acceder a Joomla y completar la instalación desde allí.</text:p>
        </text:list-item>
      </text:list>
      <text:p text:style-name="P4">Es importante tener en cuenta que esta es solo una configuración básica para levantar un servidor de desarrollo. Para un entorno de producción, deberías considerar configuraciones adicionales de seguridad y rendimiento. También, ten en cuenta que esta configuración se basa en Gunicorn como servidor WSGI para ejecutar el código Python; hay otras alternativas, como uWSGI, que también pueden ser utilizadas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0T15:58:45.818000000</meta:creation-date>
    <dc:date>2023-07-20T16:13:59.335000000</dc:date>
    <meta:editing-duration>PT15M13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24" meta:word-count="404" meta:character-count="2751" meta:non-whitespace-character-count="2379"/>
  </office:meta>
</office:document-meta>
</file>